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/>
    </style:style>
    <style:style style:name="P2" style:family="paragraph" style:parent-style-name="Standard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out enquete :</text:p>
      <text:p text:style-name="Standard">INSERT INTO `enquete` (titre, description, id_user) VALUES ('titre exemple','descrption exemple', 1);</text:p>
      <text:p text:style-name="P1">Ajout User :</text:p>
      <text:p text:style-name="Standard">INSERT INTO `user` (name, firstname, email, password) VALUES ('name exemple', 'firstname exemple', 'email exemple', 'password exemple');</text:p>
      <text:p text:style-name="P1">Ajout reponse de type Qcm :</text:p>
      <text:p text:style-name="Standard">INSERT INTO `reponse` (uid_repondant, contenu, id_question, id_proposition) VALUES ('uid_repondant exemple', NULL, 1, 2 );</text:p>
      <text:p text:style-name="P1">Ajout de reponse de type Nb :</text:p>
      <text:p text:style-name="Standard">INSERT INTO `reponse` (uid_repondant, contenu, id_question, id_proposition) VALUES ('exemple', 1, 2, NULL );</text:p>
      <text:p text:style-name="P1">Ajout de reponse de type Text :</text:p>
      <text:p text:style-name="P2">INSERT INTO `reponse` (uid_repondant, contenu, id_question, id_proposition) VALUES ('uidrepondantexemple', 'exemple text', 3, NULL);</text:p>
      <text:p text:style-name="P1">Ajout de proposition :</text:p>
      <text:p text:style-name="P2">INSERT INTO `proposition` (libelle, id_question) VALUES ('libelle', 7);</text:p>
      <text:p text:style-name="P1">Ajout de question de type text :</text:p>
      <text:p text:style-name="P2">INSERT INTO `question` (libelle, type, id_enquete) VALUES ('libelle exemple', 'text', 1 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1:05:57.46</meta:creation-date>
    <meta:generator>OpenOffice.org/3.4$Win32 OpenOffice.org_project/340m1$Build-9590</meta:generator>
    <dc:date>2013-08-08T12:42:28.05</dc:date>
    <meta:editing-duration>PT1H17M8S</meta:editing-duration>
    <meta:editing-cycles>3</meta:editing-cycles>
    <meta:document-statistic meta:table-count="0" meta:image-count="0" meta:object-count="0" meta:page-count="1" meta:paragraph-count="14" meta:word-count="124" meta:character-count="928"/>
  </office:meta>
</office:document-meta>
</file>